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4a</text:p>
      <text:p text:style-name="Standard">#include &lt;pthread.h&gt;</text:p>
      <text:p text:style-name="Standard">#include &lt;semaphore.h&gt;</text:p>
      <text:p text:style-name="Standard">#include &lt;stdlib.h&gt;</text:p>
      <text:p text:style-name="Standard">#include &lt;stdio.h&gt;</text:p>
      <text:p text:style-name="Standard">#define MaxItems 5</text:p>
      <text:p text:style-name="Standard">#define BufferSize 5</text:p>
      <text:p text:style-name="Standard">sem_t empty; sem_t full;</text:p>
      <text:p text:style-name="Standard">int in = 0;</text:p>
      <text:p text:style-name="Standard">int out = 0;</text:p>
      <text:p text:style-name="Standard">int buffer[BufferSize];</text:p>
      <text:p text:style-name="Standard">pthread_mutex_t mutex;</text:p>
      <text:p text:style-name="Standard">void *producer(void *pno)</text:p>
      <text:p text:style-name="Standard">{</text:p>
      <text:p text:style-name="Standard">int item;</text:p>
      <text:p text:style-name="Standard">for(int i = 0; i &lt; MaxItems; i++)</text:p>
      <text:p text:style-name="Standard">{</text:p>
      <text:p text:style-name="Standard">item = rand();</text:p>
      <text:p text:style-name="Standard">buffer[in] = item;</text:p>
      <text:p text:style-name="Standard">printf("Producer %d: Insert Item %d at %d\n", *((int *)pno),buffer[in],in);</text:p>
      <text:p text:style-name="Standard">in = (in+1)%BufferSize;</text:p>
      <text:p text:style-name="Standard">pthread_mutex_unlock(&amp;mutex);</text:p>
      <text:p text:style-name="Standard">sem_post(&amp;full);</text:p>
      <text:p text:style-name="Standard">}</text:p>
      <text:p text:style-name="Standard">}</text:p>
      <text:p text:style-name="Standard">void *consumer(void *cno)</text:p>
      <text:p text:style-name="Standard">{ for(int i = 0; i &lt; MaxItems; i++) { sem_wait(&amp;full);</text:p>
      <text:p text:style-name="Standard"><text:s/></text:p>
      <text:p text:style-name="Standard">pthread_mutex_lock(&amp;mutex);</text:p>
      <text:p text:style-name="Standard">int item = buffer[out];</text:p>
      <text:p text:style-name="Standard">printf("Consumer %d: Remove Item %d from %d\n",*((int *)cno),item, out);</text:p>
      <text:p text:style-name="Standard">out = (out+1)%BufferSize;</text:p>
      <text:p text:style-name="Standard">pthread_mutex_unlock(&amp;mutex);</text:p>
      <text:p text:style-name="Standard">sem_post(&amp;empty);</text:p>
      <text:p text:style-name="Standard">}</text:p>
      <text:p text:style-name="Standard">}</text:p>
      <text:p text:style-name="Standard">int main()</text:p>
      <text:p text:style-name="Standard">{</text:p>
      <text:p text:style-name="Standard">pthread_t pro[5],con[5];</text:p>
      <text:p text:style-name="Standard">pthread_mutex_init(&amp;mutex, NULL);</text:p>
      <text:p text:style-name="Standard">sem_init(&amp;empty,0,BufferSize);</text:p>
      <text:p text:style-name="Standard">sem_init(&amp;full,0,0);</text:p>
      <text:p text:style-name="Standard">int a[5] = {1,2,3,4,5};</text:p>
      <text:p text:style-name="Standard"><text:s/>for(int i = 0; i &lt; 5; i++) {</text:p>
      <text:p text:style-name="Standard">pthread_create(&amp;pro[i], NULL, (void *)producer, (void *)&amp;a[i]);</text:p>
      <text:p text:style-name="Standard">}</text:p>
      <text:p text:style-name="Standard">for(int i = 0; i &lt; 5; i++) {</text:p>
      <text:p text:style-name="Standard">pthread_create(&amp;con[i], NULL, (void *)consumer, (void *)&amp;a[i]);</text:p>
      <text:p text:style-name="Standard">}</text:p>
      <text:p text:style-name="Standard">for(int i = 0; i &lt; 5; i++) { pthread_join(pro[i], NULL);</text:p>
      <text:p text:style-name="Standard">}</text:p>
      <text:p text:style-name="Standard">for(int i = 0; i &lt; 5; i++) { pthread_join(con[i], NULL);</text:p>
      <text:soft-page-break/>
      <text:p text:style-name="Standard">}</text:p>
      <text:p text:style-name="Standard">pthread_mutex_destroy(&amp;mutex); sem_destroy(&amp;empty); sem_destroy(&amp;full);</text:p>
      <text:p text:style-name="Standard"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read sysnchronization using counting semaphore application to demonstartae producer consumer problem with counting and mute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Yash Mhaske</dc:creator>
    <meta:creation-date>2025-11-08T10:08:00Z</meta:creation-date>
    <dc:date>2025-11-10T14:25:00Z</dc:date>
    <meta:template xlink:href="Normal" xlink:type="simple"/>
    <meta:editing-cycles>2</meta:editing-cycles>
    <meta:editing-duration>PT60S</meta:editing-duration>
    <meta:document-statistic meta:page-count="2" meta:paragraph-count="2" meta:word-count="218" meta:character-count="1459" meta:row-count="10" meta:non-whitespace-character-count="1243"/>
  </office:meta>
</office:document-meta>
</file>